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3.457cm"/>
    </style:style>
    <style:style style:name="ro1" style:family="table-row">
      <style:table-row-properties style:row-height="1.14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2" table:number-columns-repeated="1020" table:default-cell-style-name="ce2"/>
        <table:table-row table:style-name="ro1">
          <table:table-cell office:value-type="string" calcext:value-type="string">
            <text:p>Terme identifié comme role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8"/>
          <table:table-cell table:style-name="ce1" table:number-columns-repeated="1020"/>
        </table:table-row>
        <table:table-row table:style-name="ro2">
          <table:table-cell table:style-name="ce6" office:value-type="string" calcext:value-type="string">
            <text:p><text:s/>tharchbusshope of Canturb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bissh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rd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rchbissh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chde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deac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lryn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ishop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shop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<text:s/>brickley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isan 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issa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iss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eest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r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oc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cto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oc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oc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(ctor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octo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sshope of Ro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pe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prech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ach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r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es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at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ur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i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cari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ca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ic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rber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rbour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rsekep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asant 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r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r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riar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acon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issary</text:p>
          </table:table-cell>
          <table:table-cell/>
          <table:table-cell office:value-type="string" calcext:value-type="string">
            <text:p>commissar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hantry priest</text:p>
          </table:table-cell>
          <table:table-cell/>
          <table:table-cell office:value-type="string" calcext:value-type="string">
            <text:p>chantry_prie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artisan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peasant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6:11:57.2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06:15.568000000</meta:creation-date>
    <dc:date>2022-07-08T16:17:08.097000000</dc:date>
    <meta:editing-duration>PT1H30M34S</meta:editing-duration>
    <meta:editing-cycles>6</meta:editing-cycles>
    <meta:generator>LibreOffice/7.3.2.2$Windows_X86_64 LibreOffice_project/49f2b1bff42cfccbd8f788c8dc32c1c309559be0</meta:generator>
    <meta:document-statistic meta:table-count="1" meta:cell-count="86" meta:object-count="0"/>
  </office:meta>
</office:document-meta>
</file>